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quencerBase.validateMessageExchange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equencerBase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equencerBase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Base.setTarget(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Base.getMessageCop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Base.createTargetExchange( NormalizedMessage message , URI exchang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